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2.4396in"/>
    </style:style>
    <style:style style:name="Table1.B" style:family="table-column">
      <style:table-column-properties style:column-width="2.5604in"/>
    </style:style>
    <style:style style:name="Table1.C" style:family="table-column">
      <style:table-column-properties style:column-width="1.927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loext:opacity="100%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3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officeooo:paragraph-rsid="0082b083"/>
    </style:style>
    <style:style style:name="P5" style:family="paragraph" style:parent-style-name="Text_20_body">
      <style:paragraph-properties fo:margin-left="0in" fo:margin-right="0in" fo:margin-top="0.0799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rebuchet MS1" fo:font-size="10pt" fo:font-style="normal" style:text-underline-style="none" fo:font-weight="normal" officeooo:paragraph-rsid="0082b083" style:font-size-asian="10pt" style:font-style-asian="normal" style:font-weight-asian="normal" style:font-name-complex="Trebuchet MS1" style:font-size-complex="10pt"/>
    </style:style>
    <style:style style:name="P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7" style:family="paragraph" style:parent-style-name="Heading_20_3">
      <style:paragraph-properties fo:margin-top="0in" fo:margin-bottom="0in" style:contextual-spacing="false" fo:line-height="120%" style:writing-mode="lr-tb"/>
      <style:text-properties officeooo:paragraph-rsid="0082b083"/>
    </style:style>
    <style:style style:name="P8" style:family="paragraph" style:parent-style-name="Heading_20_3">
      <style:paragraph-properties fo:margin-top="0in" fo:margin-bottom="0in" style:contextual-spacing="false" fo:line-height="120%" style:writing-mode="lr-tb"/>
      <style:text-properties officeooo:paragraph-rsid="0099c462"/>
    </style:style>
    <style:style style:name="P9" style:family="paragraph" style:parent-style-name="Heading_20_3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paragraph-rsid="0082b083" style:font-size-asian="10pt" style:font-style-asian="italic" style:font-weight-asian="normal" style:font-name-complex="Playfair Display" style:font-size-complex="10pt"/>
    </style:style>
    <style:style style:name="P10" style:family="paragraph" style:parent-style-name="Text_20_body">
      <style:paragraph-properties fo:margin-top="0.139in" fo:margin-bottom="0in" style:contextual-spacing="false" fo:line-height="100%" style:writing-mode="lr-tb"/>
      <style:text-properties officeooo:paragraph-rsid="0078711b"/>
    </style:style>
    <style:style style:name="P11" style:family="paragraph" style:parent-style-name="Text_20_body">
      <style:paragraph-properties fo:margin-top="0.139in" fo:margin-bottom="0in" style:contextual-spacing="false" fo:line-height="100%" style:writing-mode="lr-tb"/>
      <style:text-properties officeooo:paragraph-rsid="00aa825d"/>
    </style:style>
    <style:style style:name="P12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rebuchet MS1" fo:font-size="10pt" fo:font-style="normal" style:text-underline-style="none" fo:font-weight="normal" officeooo:paragraph-rsid="0082b083" style:font-size-asian="10pt" style:font-style-asian="normal" style:font-weight-asian="normal" style:font-name-complex="Trebuchet MS1" style:font-size-complex="10pt"/>
    </style:style>
    <style:style style:name="P13" style:family="paragraph" style:parent-style-name="Heading_20_2">
      <style:paragraph-properties fo:margin-top="0.139in" fo:margin-bottom="0in" style:contextual-spacing="false" fo:line-height="100%" style:writing-mode="lr-tb"/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4" style:family="paragraph" style:parent-style-name="Heading_20_2">
      <style:paragraph-properties fo:margin-top="0.139in" fo:margin-bottom="0in" style:contextual-spacing="false" fo:line-height="100%" style:writing-mode="lr-tb"/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officeooo:rsid="0099c462" officeooo:paragraph-rsid="0099c462" style:font-name-asian="Arial Unicode MS" style:font-size-asian="9pt" style:font-style-asian="normal" style:font-weight-asian="normal" style:font-name-complex="Lato" style:font-size-complex="9pt" style:font-weight-complex="bold"/>
    </style:style>
    <style:style style:name="P15" style:family="paragraph" style:parent-style-name="Heading_20_2">
      <style:paragraph-properties fo:margin-top="0.139in" fo:margin-bottom="0in" style:contextual-spacing="false" fo:line-height="100%" style:writing-mode="lr-tb"/>
      <style:text-properties officeooo:paragraph-rsid="0099c462"/>
    </style:style>
    <style:style style:name="P16" style:family="paragraph" style:parent-style-name="Heading_20_1">
      <style:paragraph-properties fo:margin-top="0.222in" fo:margin-bottom="0in" style:contextual-spacing="false" fo:line-height="120%" style:writing-mode="lr-tb"/>
      <style:text-properties fo:font-variant="normal" fo:text-transform="none" fo:color="#f75d5d" loext:opacity="100%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7" style:family="paragraph" style:parent-style-name="Heading_20_1">
      <style:paragraph-properties fo:margin-top="0.222in" fo:margin-bottom="0in" style:contextual-spacing="false" fo:line-height="120%" style:writing-mode="lr-tb"/>
      <style:text-properties fo:font-variant="normal" fo:text-transform="none" fo:color="#f75d5d" loext:opacity="100%" style:text-line-through-style="none" style:text-line-through-type="none" style:font-name="Playfair Display" fo:font-size="11.5pt" fo:font-style="normal" style:text-underline-style="none" fo:font-weight="bold" officeooo:paragraph-rsid="00aa825d" style:font-size-asian="11.5pt" style:font-style-asian="normal" style:font-weight-asian="bold" style:font-name-complex="Playfair Display"/>
    </style:style>
    <style:style style:name="P18" style:family="paragraph" style:parent-style-name="Heading_20_1">
      <style:paragraph-properties fo:margin-top="0.222in" fo:margin-bottom="0in" style:contextual-spacing="false" fo:line-height="120%" style:writing-mode="lr-tb"/>
      <style:text-properties officeooo:paragraph-rsid="0082b083"/>
    </style:style>
    <style:style style:name="P19" style:family="paragraph" style:parent-style-name="Heading_20_3">
      <style:paragraph-properties fo:margin-top="0.1402in" fo:margin-bottom="0in" style:contextual-spacing="false" fo:line-height="120%" style:writing-mode="lr-tb"/>
      <style:text-properties officeooo:paragraph-rsid="0082b083"/>
    </style:style>
    <style:style style:name="P20" style:family="paragraph" style:parent-style-name="Text_20_body">
      <style:paragraph-properties fo:margin-top="0.0799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rebuchet MS1" fo:font-size="10pt" fo:font-style="normal" style:text-underline-style="none" fo:font-weight="normal" officeooo:paragraph-rsid="0082b083" style:font-size-asian="10pt" style:font-style-asian="normal" style:font-weight-asian="normal" style:font-name-complex="Trebuchet MS1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0bbca3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ato" fo:font-size="10pt" fo:font-style="normal" fo:text-shadow="none" style:text-underline-style="none" fo:font-weight="normal" officeooo:rsid="009729f7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ato" fo:font-size="10pt" fo:font-style="normal" fo:text-shadow="none" style:text-underline-style="none" fo:font-weight="normal" officeooo:rsid="00963d1c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ato" fo:font-size="10pt" fo:font-style="normal" fo:text-shadow="none" style:text-underline-style="none" fo:font-weight="normal" officeooo:rsid="000cf9ff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963d1c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ist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0cbe82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ist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0cbe82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ist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0bbca3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ist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99a9eb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ext_20_body" style:master-pag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loext:opacity="100%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33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99c462"/>
    </style:style>
    <style:style style:name="P34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a995f7"/>
    </style:style>
    <style:style style:name="P35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9d76c1"/>
    </style:style>
    <style:style style:name="P36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7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9f235b"/>
    </style:style>
    <style:style style:name="P38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47746"/>
    </style:style>
    <style:style style:name="P39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40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41" style:family="paragraph" style:parent-style-name="Text_20_body" style:list-style-name="WW8Num3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a2eb30"/>
    </style:style>
    <style:style style:name="P42" style:family="paragraph" style:parent-style-name="Text_20_body" style:list-style-name="WW8Num4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3" style:family="paragraph" style:parent-style-name="Text_20_body" style:list-style-name="WW8Num6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4" style:family="paragraph" style:parent-style-name="Text_20_body" style:list-style-name="WW8Num7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5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995f7" officeooo:paragraph-rsid="00a995f7" style:font-size-asian="10pt" style:font-style-asian="normal" style:font-weight-asian="normal" style:font-name-complex="Lato" style:font-size-complex="10pt"/>
    </style:style>
    <style:style style:name="P46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9d76c1" style:font-size-asian="10pt" style:font-style-asian="normal" style:font-weight-asian="normal" style:font-name-complex="Lato" style:font-size-complex="10pt"/>
    </style:style>
    <style:style style:name="P47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8" style:family="paragraph" style:parent-style-name="Text_20_body" style:list-style-name="WW8Num7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95b3a9" style:font-size-asian="10pt" style:font-style-asian="normal" style:font-weight-asian="normal" style:font-name-complex="Lato" style:font-size-complex="10pt"/>
    </style:style>
    <style:style style:name="P49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9f235b" officeooo:paragraph-rsid="009f235b"/>
    </style:style>
    <style:style style:name="P50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1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52" style:family="paragraph" style:parent-style-name="Text_20_body" style:list-style-name="WW8Num3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53" style:family="paragraph" style:parent-style-name="Text_20_body" style:list-style-name="WW8Num5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54" style:family="paragraph" style:parent-style-name="Text_20_body" style:list-style-name="WW8Num7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55" style:family="paragraph" style:parent-style-name="Text_20_body" style:list-style-name="WW8Num7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93b41" officeooo:paragraph-rsid="0095b3a9" style:font-size-asian="10pt" style:font-style-asian="normal" style:font-weight-asian="normal" style:font-name-complex="Lato" style:font-size-complex="10pt"/>
    </style:style>
    <style:style style:name="P56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57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58" style:family="paragraph" style:parent-style-name="Text_20_body" style:list-style-name="WW8Num6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59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9fc225" officeooo:paragraph-rsid="009fc225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7eaf0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9c462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a9093" style:font-size-asian="10pt" style:font-style-asian="normal" style:font-weight-asian="normal" style:font-name-complex="Lato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be17a" style:font-size-asian="10pt" style:font-style-asian="normal" style:font-weight-asian="normal" style:font-name-complex="Lato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c1b13" style:font-size-asian="10pt" style:font-style-asian="normal" style:font-weight-asian="normal" style:font-name-complex="Lato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d76c1" style:font-size-asian="10pt" style:font-style-asian="normal" style:font-weight-asian="normal" style:font-name-complex="Lato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f235b" style:font-size-asian="10pt" style:font-style-asian="normal" style:font-weight-asian="normal" style:font-name-complex="Lato" style:font-size-complex="10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fc225" style:font-size-asian="10pt" style:font-style-asian="normal" style:font-weight-asian="normal" style:font-name-complex="Lato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0ed0e" style:font-size-asian="10pt" style:font-style-asian="normal" style:font-weight-asian="normal" style:font-name-complex="Lato" style:font-size-complex="10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2eb30" style:font-size-asian="10pt" style:font-style-asian="normal" style:font-weight-asian="normal" style:font-name-complex="Lato" style:font-size-complex="10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995f7" style:font-size-asian="10pt" style:font-style-asian="normal" style:font-weight-asian="normal" style:font-name-complex="Lato" style:font-size-complex="10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ac6c2" style:font-size-asian="10pt" style:font-style-asian="normal" style:font-weight-asian="normal" style:font-name-complex="Lato" style:font-size-complex="10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officeooo:rsid="0099c462" style:font-size-asian="10pt" style:font-style-asian="italic" style:font-weight-asian="normal" style:font-name-complex="Lato" style:font-size-complex="10pt" style:font-style-complex="italic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officeooo:rsid="00a2eb30" style:font-size-asian="10pt" style:font-style-asian="italic" style:font-weight-asian="normal" style:font-name-complex="Lato" style:font-size-complex="10pt" style:font-style-complex="italic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normal" style:text-underline-style="none" fo:font-weight="bold" officeooo:rsid="0099c462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9d76c1" style:font-size-asian="10pt" style:font-style-asian="italic" style:font-weight-asian="normal" style:font-name-complex="Playfair Display" style:font-size-complex="10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9fc225" style:font-size-asian="10pt" style:font-style-asian="italic" style:font-weight-asian="normal" style:font-name-complex="Playfair Display" style:font-size-complex="10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9d76c1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adf899" style:font-name-asian="Arial Unicode MS" style:font-size-asian="10pt" style:font-style-asian="italic" style:font-weight-asian="normal" style:font-name-complex="Playfair Display" style:font-size-complex="10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 style:font-size-complex="10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normal" officeooo:rsid="008f7290" style:font-name-asian="Arial Unicode MS" style:font-size-asian="9pt" style:font-style-asian="italic" style:font-weight-asian="normal" style:font-name-complex="Playfair Display" style:font-size-complex="10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Trebuchet MS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Trebuchet MS" fo:font-size="10pt" fo:font-style="italic" style:text-underline-style="none" fo:font-weight="normal" officeooo:rsid="0085d8a7" style:font-size-asian="10pt" style:font-style-asian="italic" style:font-weight-asian="normal" style:font-name-complex="Lato" style:font-size-complex="10pt" style:font-style-complex="italic"/>
    </style:style>
    <style:style style:name="T45" style:family="text">
      <style:text-properties fo:font-variant="normal" fo:text-transform="none" fo:color="#1155cc" loext:opacity="100%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46" style:family="text">
      <style:text-properties fo:font-variant="normal" fo:text-transform="none" fo:color="#f75d5d" loext:opacity="100%" style:text-line-through-style="none" style:text-line-through-type="none" style:text-underline-style="none" fo:font-weight="normal" style:font-weight-asian="normal"/>
    </style:style>
    <style:style style:name="T47" style:family="text">
      <style:text-properties fo:font-variant="normal" fo:text-transform="none" fo:color="#f75d5d" loext:opacity="100%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48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0bbca3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49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ac073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0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1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afbaad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2" style:family="text">
      <style:text-properties fo:font-variant="normal" fo:text-transform="none" style:use-window-font-color="true" loext:opacity="0%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53" style:family="text"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54" style:family="text"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55" style:family="text">
      <style:text-properties style:font-name="Lucida Grande" officeooo:rsid="001c223e" style:font-name-asian="Lucida Grande" style:font-name-complex="Lucida Grande"/>
    </style:style>
    <style:style style:name="T56" style:family="text">
      <style:text-properties officeooo:rsid="001c223e" style:font-name-asian="Arial Unicode MS" style:font-name-complex="Arial Unicode MS"/>
    </style:style>
    <style:style style:name="T57" style:family="text">
      <style:text-properties fo:font-size="9pt" fo:font-weight="normal" style:font-size-asian="9pt" style:font-size-complex="9pt"/>
    </style:style>
    <style:style style:name="T58" style:family="text">
      <style:text-properties fo:font-size="9pt" fo:font-weight="normal" officeooo:rsid="001d52ef" style:font-size-asian="9pt" style:font-size-complex="9pt"/>
    </style:style>
    <style:style style:name="T59" style:family="text">
      <style:text-properties style:font-name="Arial Black"/>
    </style:style>
    <style:style style:name="T60" style:family="text">
      <style:text-properties style:font-name="Arial Black" officeooo:rsid="00292259"/>
    </style:style>
    <style:style style:name="T61" style:family="text">
      <style:text-properties style:font-name="Arial Black" officeooo:rsid="001c223e" style:font-name-asian="Lucida Grande" style:font-name-complex="Lucida Grande"/>
    </style:style>
    <style:style style:name="T62" style:family="text">
      <style:text-properties style:font-name="Arial Black" officeooo:rsid="001c223e" style:font-name-asian="Arial Unicode MS" style:font-name-complex="Arial Unicode MS"/>
    </style:style>
    <style:style style:name="T63" style:family="text">
      <style:text-properties officeooo:rsid="00757907"/>
    </style:style>
    <style:style style:name="T64" style:family="text">
      <style:text-properties officeooo:rsid="0082b083"/>
    </style:style>
    <style:style style:name="T65" style:family="text">
      <style:text-properties fo:font-size="10pt" fo:font-weight="normal" style:font-size-asian="10pt" style:font-weight-asian="normal" style:font-size-complex="10pt"/>
    </style:style>
    <style:style style:name="T66" style:family="text">
      <style:text-properties officeooo:rsid="00847746"/>
    </style:style>
    <style:style style:name="T67" style:family="text">
      <style:text-properties officeooo:rsid="0085d8a7"/>
    </style:style>
    <style:style style:name="T68" style:family="text">
      <style:text-properties officeooo:rsid="00878aa8"/>
    </style:style>
    <style:style style:name="T69" style:family="text">
      <style:text-properties officeooo:rsid="00893b41"/>
    </style:style>
    <style:style style:name="T70" style:family="text">
      <style:text-properties officeooo:rsid="0098c5e0"/>
    </style:style>
    <style:style style:name="T71" style:family="text">
      <style:text-properties fo:font-style="normal" fo:font-weight="bold" style:font-name-asian="Arial Unicode MS" style:font-style-asian="normal" style:font-weight-asian="bold" style:font-weight-complex="bold"/>
    </style:style>
    <style:style style:name="T72" style:family="text">
      <style:text-properties officeooo:rsid="009f235b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officeooo:rsid="00a4cf2e"/>
    </style:style>
    <style:style style:name="T75" style:family="text">
      <style:text-properties style:use-window-font-color="true" loext:opacity="0%"/>
    </style:style>
    <style:style style:name="T76" style:family="text">
      <style:text-properties style:use-window-font-color="true" loext:opacity="0%" officeooo:rsid="000cbe82"/>
    </style:style>
    <style:style style:name="T77" style:family="text">
      <style:text-properties style:use-window-font-color="true" loext:opacity="0%" officeooo:rsid="000cf9ff"/>
    </style:style>
    <style:style style:name="T78" style:family="text">
      <style:text-properties officeooo:rsid="000bbca3"/>
    </style:style>
    <style:style style:name="T79" style:family="text">
      <style:text-properties officeooo:rsid="000cf9ff"/>
    </style:style>
    <style:style style:name="T80" style:family="text">
      <style:text-properties officeooo:rsid="000cbe82"/>
    </style:style>
    <style:style style:name="T81" style:family="text">
      <style:text-properties officeooo:rsid="0098cafa"/>
    </style:style>
    <style:style style:name="T82" style:family="text">
      <style:text-properties officeooo:rsid="00afbaa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45in" fo:margin-left="0.6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45in" fo:margin-left="0.6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docs-internal-guid-f181235a-b7fe-9cc7-b391-1497db5449f7"/>Greg Sandell</text:p>
      <text:p text:style-name="P1"><text:span text:style-name="T63">Greater </text:span>Los Angeles <text:span text:style-name="T63">area</text:span>, C<text:span text:style-name="T63">alifornia</text:span></text:p>
      <text:p text:style-name="P6"><text:span text:style-name="T59">(</text:span><text:span text:style-name="T60">213</text:span><text:span text:style-name="T59">) </text:span><text:span text:style-name="T60">479-0790</text:span><text:span text:style-name="T59"> <text:s/></text:span><text:span text:style-name="T61">•</text:span><text:span text:style-name="T62"> </text:span><text:span text:style-name="T59"><text:s/></text:span><text:a xlink:type="simple" xlink:href="mailto:GREG.SANDELL@GMAIL.COM" text:style-name="Internet_20_link" text:visited-style-name="Visited_20_Internet_20_Link"><text:span text:style-name="T59">GREG.SANDELL@GMAIL.COM</text:span></text:a> <text:s/><text:span text:style-name="T55">•</text:span><text:span text:style-name="T56"> </text:span><text:s/><text:span text:style-name="T57">Portfolio/</text:span><text:span text:style-name="T58">c</text:span><text:span text:style-name="T57">ode: </text:span><text:a xlink:type="simple" xlink:href="http://gregsandell.com/" text:style-name="Internet_20_link" text:visited-style-name="Visited_20_Internet_20_Link"><text:span text:style-name="T57">gregsandell.com</text:span></text:a></text:p>
      <text:h text:style-name="P2" text:outline-level="1">About Me</text:h>
      <text:p text:style-name="P10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text:span text:style-name="T4">I am also an accomplished classical pianist, electric bass player, and composer.</text:span></text:p>
      <text:p text:style-name="P11"><text:span text:style-name="T48">Capabilities and </text:span><text:span text:style-name="T51">Technologie</text:span><text:span text:style-name="T50">s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2704476442" text:style-name="L1">
              <text:list-item>
                <text:p text:style-name="P21">Hosted Web Applications</text:p>
              </text:list-item>
              <text:list-item>
                <text:p text:style-name="P26"><text:span text:style-name="T79">Front End</text:span><text:span text:style-name="T80"> Architecture</text:span></text:p>
              </text:list-item>
              <text:list-item>
                <text:p text:style-name="P28">React - Node.js - Express</text:p>
              </text:list-item>
              <text:list-item>
                <text:p text:style-name="P26"><text:span text:style-name="T70">FlexBox, </text:span><text:span text:style-name="T78">CSS Grid</text:span></text:p>
              </text:list-item>
              <text:list-item>
                <text:p text:style-name="P28">C<text:span text:style-name="T78">omponent </text:span>libraries</text:p>
              </text:list-item>
            </text:list>
          </table:table-cell>
          <table:table-cell table:style-name="Table1.B1" office:value-type="string">
            <text:list xml:id="list2165013106" text:style-name="L2">
              <text:list-item>
                <text:p text:style-name="P22">REST api libraries</text:p>
              </text:list-item>
              <text:list-item>
                <text:p text:style-name="P25"><text:span text:style-name="T75">Database </text:span><text:span text:style-name="T76">design &amp; </text:span><text:span text:style-name="T75">integrity</text:span></text:p>
              </text:list-item>
              <text:list-item>
                <text:p text:style-name="P25"><text:span text:style-name="T77">Websocket </text:span><text:span text:style-name="T75">Pub-</text:span><text:span text:style-name="T76">S</text:span><text:span text:style-name="T75">ub messaging</text:span></text:p>
              </text:list-item>
              <text:list-item>
                <text:p text:style-name="P23">Token based security</text:p>
              </text:list-item>
              <text:list-item>
                <text:p text:style-name="P24">Automated UI Testing</text:p>
              </text:list-item>
            </text:list>
          </table:table-cell>
          <table:table-cell table:style-name="Table1.C1" office:value-type="string">
            <text:list xml:id="list2363190595" text:style-name="List_20_1">
              <text:list-item>
                <text:p text:style-name="P29">Stress/load testing</text:p>
              </text:list-item>
              <text:list-item>
                <text:p text:style-name="P30">AWS EC2 &amp; Serverless</text:p>
              </text:list-item>
              <text:list-item>
                <text:p text:style-name="P27"><text:span text:style-name="T81">Git – </text:span><text:span text:style-name="T79">TDD - Linting</text:span></text:p>
              </text:list-item>
              <text:list-item>
                <text:p text:style-name="P27"><text:span text:style-name="T81">Salesforce </text:span><text:span text:style-name="T78">SFCC</text:span></text:p>
              </text:list-item>
              <text:list-item>
                <text:p text:style-name="P31">Java – <text:span text:style-name="T74">Maven - </text:span>Tomcat</text:p>
              </text:list-item>
            </text:list>
          </table:table-cell>
        </table:table-row>
      </table:table>
      <text:h text:style-name="P17" text:outline-level="1">Experience</text:h>
      <text:h text:style-name="P14" text:outline-level="2">AUG 2020 – OCT 2020</text:h>
      <text:h text:style-name="P8" text:outline-level="3"><text:span text:style-name="T31">Neocova</text:span><text:span text:style-name="T1"> –</text:span><text:span text:style-name="T38"> </text:span><text:span text:style-name="T32"><text:s/></text:span><text:span text:style-name="T37">Frontend</text:span><text:span text:style-name="T33"> </text:span><text:span text:style-name="T34">Developer </text:span><text:span text:style-name="T36">Consultant</text:span></text:h>
      <text:list xml:id="list2324103048" text:style-name="WW8Num2">
        <text:list-item>
          <text:p text:style-name="P33"><text:span text:style-name="T14">St. Louis startup in Core Banking software</text:span><text:span text:style-name="T17"> </text:span><text:span text:style-name="T20">in early funding stages</text:span></text:p>
        </text:list-item>
        <text:list-item>
          <text:p text:style-name="P45">Assisted development team with Front End tech stack selection and styleguide adoption</text:p>
        </text:list-item>
        <text:list-item>
          <text:p text:style-name="P34"><text:span text:style-name="T23">Developed reusable components for </text:span><text:span text:style-name="T14">company products </text:span><text:span text:style-name="T27">AMBIOS</text:span><text:span text:style-name="T14"> and </text:span><text:span text:style-name="T27">Customer Insights</text:span></text:p>
        </text:list-item>
        <text:list-item>
          <text:p text:style-name="P35"><text:span text:style-name="T7">T</text:span><text:span text:style-name="T14">ools: <text:s/>React, React Hooks, Node.js, Flexbox, </text:span><text:span text:style-name="T24">Figma, </text:span><text:span text:style-name="T15">Git </text:span><text:span text:style-name="T18">Packages</text:span></text:p>
        </text:list-item>
      </text:list>
      <text:h text:style-name="P15" text:outline-level="2"><text:span text:style-name="T53">OCT 2017 – </text:span><text:span text:style-name="T54">MAY 2020</text:span></text:h>
      <text:h text:style-name="P7" text:outline-level="3"><text:span text:style-name="T29">Crocs Inc.</text:span><text:span text:style-name="T1"> –</text:span><text:span text:style-name="T38"> </text:span><text:span text:style-name="T32"><text:s/></text:span><text:span text:style-name="T35">Senior Software Developer</text:span></text:h>
      <text:list xml:id="list90031323383748" text:continue-numbering="true" text:style-name="WW8Num2">
        <text:list-item>
          <text:p text:style-name="P36"><text:span text:style-name="T7">Web software development</text:span><text:span text:style-name="T6"> for </text:span><text:span text:style-name="T42">crocs.com</text:span><text:span text:style-name="T6"> eCommerce site </text:span><text:span text:style-name="T7">operating in 14 countries, 8 languages and 10 payment processors, </text:span><text:span text:style-name="T6">with $1.2 bil in 2019 sales </text:span></text:p>
        </text:list-item>
        <text:list-item>
          <text:p text:style-name="P46">Provide<text:span text:style-name="T64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35"><text:span text:style-name="T6">Develop</text:span><text:span text:style-name="T7">ed</text:span><text:span text:style-name="T6"> custom multi-tiered, </text:span><text:span text:style-name="T7">distribute</text:span><text:span text:style-name="T16">d</text:span><text:span text:style-name="T6"> web applications </text:span><text:span text:style-name="T7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https://bit.ly/2YCvwIJ</text:a></text:p>
        </text:list-item>
        <text:list-item>
          <text:p text:style-name="P37"><text:span text:style-name="T7">S</text:span><text:span text:style-name="T6">olve</text:span><text:span text:style-name="T7">d</text:span><text:span text:style-name="T6"> latency, asynchrony, and race condition issues </text:span><text:span text:style-name="T18">in Automated UI Tests</text:span></text:p>
        </text:list-item>
        <text:list-item>
          <text:p text:style-name="P49"><text:span text:style-name="T18">S</text:span><text:span text:style-name="T6">ecured web applications with </text:span><text:span text:style-name="T7">PassportJS token-based authentication</text:span></text:p>
        </text:list-item>
        <text:list-item>
          <text:p text:style-name="P37"><text:span text:style-name="T6">Integrate</text:span><text:span text:style-name="T7">d</text:span><text:span text:style-name="T6"> </text:span><text:span text:style-name="T18">Salesforce Commerce Cloud platform</text:span><text:span text:style-name="T6"> with third party eCommerce services</text:span></text:p>
        </text:list-item>
        <text:list-item>
          <text:p text:style-name="P38"><text:span text:style-name="T18">Created a</text:span><text:span text:style-name="T8"> pub/sub NoSQL database using WebSockets </text:span><text:span text:style-name="T18">modelled after Firebase</text:span></text:p>
        </text:list-item>
        <text:list-item>
          <text:p text:style-name="P36"><text:span text:style-name="T7">Wrote </text:span><text:span text:style-name="T6">CSS queries that work reliably across major mobile and desktop web browsers</text:span></text:p>
        </text:list-item>
        <text:list-item>
          <text:p text:style-name="P47">Provide<text:span text:style-name="T72">d</text:span> training &amp; mentoring to junior developers on Javascript, Node.js and SFCC; give presentations to to developers and cross-functional teams on React and Automated UI Testing.</text:p>
        </text:list-item>
        <text:list-item>
          <text:p text:style-name="P37"><text:span text:style-name="T7">Tools: <text:s/>React/Redux, </text:span><text:span text:style-name="T8">ES6 Core Javascript, </text:span><text:span text:style-name="T7">Node.js, </text:span><text:span text:style-name="T19">Express, </text:span><text:span text:style-name="T12">Salesforce Commerce Cloud </text:span><text:span text:style-name="T19">web </text:span><text:soft-page-break/><text:span text:style-name="T19">development</text:span><text:span text:style-name="T8">, </text:span><text:span text:style-name="T7">AWS </text:span><text:span text:style-name="T19">EC2</text:span><text:span text:style-name="T7">, Sqlite, REST</text:span><text:span text:style-name="T9">, </text:span><text:span text:style-name="T7">Ajax, WebSockets, Bash, BrowserStack, Selenium</text:span></text:p>
        </text:list-item>
      </text:list>
      <text:h text:style-name="P13" text:outline-level="2">AUG 2017 – NOV 2017</text:h>
      <text:h text:style-name="P7" text:outline-level="3"><text:span text:style-name="T29">UC Irvine / Trilogy Ed</text:span><text:span text:style-name="T1"> –</text:span><text:span text:style-name="T38"> Part Time </text:span><text:span text:style-name="T32">Course Instructor</text:span></text:h>
      <text:list xml:id="list90030782144598" text:continue-numbering="true" text:style-name="WW8Num2">
        <text:list-item>
          <text:p text:style-name="P47">Instructor for “Fullstack Developer” bootcamp</text:p>
        </text:list-item>
        <text:list-item>
          <text:p text:style-name="P39"><text:span text:style-name="T9">D</text:span><text:span text:style-name="T13">eveloped</text:span><text:span text:style-name="T9"> presentation stacks f</text:span><text:span text:style-name="T13">or</text:span><text:span text:style-name="T9"> topics taught</text:span></text:p>
        </text:list-item>
        <text:list-item>
          <text:p text:style-name="P40"><text:span text:style-name="T10">Tools</text:span><text:span text:style-name="T9"> taught: HTML</text:span><text:span text:style-name="T10">5</text:span><text:span text:style-name="T9">, CSS</text:span><text:span text:style-name="T10">3</text:span><text:span text:style-name="T9">, Git, Bootstrap, Javascript, jQuery, Ajax, Firebase, Node.js</text:span></text:p>
        </text:list-item>
      </text:list>
      <text:h text:style-name="P13" text:outline-level="2">APR 2016 – JUNE 2017</text:h>
      <text:h text:style-name="P7" text:outline-level="3"><text:span text:style-name="T29">Ten-X, Irvine, CA</text:span><text:span text:style-name="T39"> – </text:span><text:span text:style-name="T32">Sr. Software Engineer</text:span></text:h>
      <text:list xml:id="list90031012412720" text:continue-numbering="true" text:style-name="WW8Num2">
        <text:list-item>
          <text:p text:style-name="P36"><text:span text:style-name="T6">Developed presentation layer and application logic for hosted web application </text:span><text:span text:style-name="T43">auction.com</text:span><text:span text:style-name="T6">, a Real Estate auction transaction platform</text:span></text:p>
        </text:list-item>
        <text:list-item>
          <text:p text:style-name="P36"><text:span text:style-name="T6">Responsible for </text:span><text:span text:style-name="T8">auction.com </text:span><text:span text:style-name="T6">features Search &amp; Discovery, Event Details, Calendar, User prefs and personalization, and Home page</text:span></text:p>
        </text:list-item>
        <text:list-item>
          <text:p text:style-name="P50">Provided engineering help to QA team by writing UI Automation tests (demo: http://bit.ly/2wUjFcS)</text:p>
        </text:list-item>
        <text:list-item>
          <text:p text:style-name="P56"><text:span text:style-name="T6">Design</text:span><text:span text:style-name="T20">ed</text:span><text:span text:style-name="T6"> and troubleshoot</text:span><text:span text:style-name="T20">ed</text:span><text:span text:style-name="T6"> REST and JSON-based backend, services</text:span></text:p>
        </text:list-item>
        <text:list-item>
          <text:p text:style-name="P51">Tools: <text:s/>Node.js, React, Redux, Angular 1.45ES6 core Javascript, <text:span text:style-name="T68">Git, </text:span>Babel, WebPack, <text:span text:style-name="T67">REST, Advanced Rest Client, </text:span>ArcGIS, Python, Selenium, Nightwatch, LaunchDarkly feature flags<text:span text:style-name="T67">, HTML5, CSS3</text:span></text:p>
        </text:list-item>
      </text:list>
      <text:h text:style-name="P13" text:outline-level="2">OCT 2015 – MAR 2016</text:h>
      <text:h text:style-name="P7" text:outline-level="3"><text:span text:style-name="T29">John Deere, </text:span><text:span text:style-name="T30">Moline, IL</text:span><text:span text:style-name="T40"> – </text:span><text:span text:style-name="T32">Front End Developer Consultant</text:span></text:h>
      <text:list xml:id="list90031593070380" text:continue-numbering="true" text:style-name="WW8Num2">
        <text:list-item>
          <text:p text:style-name="P50">Developed <text:span text:style-name="T66">Front End, middleware and test coverage for</text:span> hosted web application <text:span text:style-name="T73">Sales Center</text:span>, a 'build-a-Deere' tool for sales reps</text:p>
        </text:list-item>
        <text:list-item>
          <text:p text:style-name="P50">Collaborated with Back End team on design and troubleshooting of web services</text:p>
        </text:list-item>
        <text:list-item>
          <text:p text:style-name="P51">Tools: <text:s/>Angular 1.4, ES5 core Javascript, <text:span text:style-name="T68">Git, REST, Advanced Rest Client, JSON, </text:span>Mocha, Sinon and Chai unit testing<text:span text:style-name="T67">, HTML5, CSS3</text:span></text:p>
        </text:list-item>
      </text:list>
      <text:h text:style-name="P13" text:outline-level="2">NOV 2014 – AUG 2015</text:h>
      <text:h text:style-name="P7" text:outline-level="3"><text:span text:style-name="T29">CyberCoders, Irvine, CA</text:span><text:span text:style-name="T39"> – </text:span><text:span text:style-name="T32">Front End Java Developer</text:span></text:h>
      <text:list xml:id="list90031950038628" text:continue-numbering="true" text:style-name="WW8Num2">
        <text:list-item>
          <text:p text:style-name="P59"><text:span text:style-name="T9">D</text:span><text:span text:style-name="T6">eveloper on team supporting </text:span><text:span text:style-name="T26">Compass</text:span><text:span text:style-name="T6">, the in-house CRM tool for partner </text:span><text:span text:style-name="T26">Oxford International</text:span></text:p>
        </text:list-item>
        <text:list-item>
          <text:p text:style-name="P57"><text:span text:style-name="T9">Tools: <text:s/></text:span><text:span text:style-name="T6">Sencha ExtJS 4.0.7, </text:span><text:span text:style-name="T9">ES5 core </text:span><text:span text:style-name="T6">Javascript, </text:span><text:span text:style-name="T9">Ajax</text:span><text:span text:style-name="T6">, Jasmine </text:span><text:span text:style-name="T9">unit tests</text:span><text:span text:style-name="T6">, jMeter </text:span><text:span text:style-name="T9">stress testing, HTML5, CSS3</text:span></text:p>
        </text:list-item>
      </text:list>
      <text:h text:style-name="P13" text:outline-level="2">NOV 2013 – JUNE 2014</text:h>
      <text:h text:style-name="P7" text:outline-level="3"><text:span text:style-name="T29">Sears Holding Corporation, Chicago, IL</text:span><text:span text:style-name="T39"> – </text:span><text:span text:style-name="T32">Developer</text:span></text:h>
      <text:list xml:id="list3638097821" text:style-name="WW8Num3">
        <text:list-item>
          <text:p text:style-name="P41"><text:span text:style-name="T20">Developer on</text:span><text:span text:style-name="T6"> </text:span><text:span text:style-name="T28">sears.com</text:span><text:span text:style-name="T22"> </text:span><text:span text:style-name="T6">Core Mobile </text:span><text:span text:style-name="T9">Front End development </text:span><text:span text:style-name="T6">team </text:span><text:span text:style-name="T22">to launch</text:span><text:span text:style-name="T6"> </text:span><text:span text:style-name="T44">Shop Your Way</text:span><text:span text:style-name="T9"> (loyalty card) and </text:span><text:span text:style-name="T44">Shop Your Way Max</text:span><text:span text:style-name="T9"> (Amazon Prime-</text:span><text:span text:style-name="T22">ish</text:span><text:span text:style-name="T9">).</text:span><text:span text:style-name="T6"> </text:span></text:p>
        </text:list-item>
        <text:list-item>
          <text:p text:style-name="P52">Tools: <text:s/>Angular 1.4, REST, Advanced Rest Client, Git</text:p>
        </text:list-item>
      </text:list>
      <text:h text:style-name="P13" text:outline-level="2">AUG 2012 – AUG 2013</text:h>
      <text:h text:style-name="P9" text:outline-level="3"><text:span text:style-name="T71">Pathfinder Software</text:span> (now orthogonal.io), Chicago, IL – Senior Software Engineer</text:h>
      <text:list xml:id="list2680000666" text:style-name="WW8Num4">
        <text:list-item>
          <text:p text:style-name="P42"><text:span text:style-name="T21">Lead developer of</text:span><text:span text:style-name="T6"> mobile apps (iPhone, iPad) for medical clients Kimberly-Clark, Haemonetics, and Amer. Assn. of Critical Care Nurses</text:span></text:p>
        </text:list-item>
      </text:list>
      <text:list xml:id="list2809014371" text:style-name="WW8Num5">
        <text:list-item>
          <text:p text:style-name="P53">Tools: <text:s/>hybrid web/iOS AngularJS and jQuery Mobile, Trigger.io, TestFlight, Ruby on Rails, Heroku</text:p>
        </text:list-item>
      </text:list>
      <text:h text:style-name="P13" text:outline-level="2"><text:soft-page-break/>APR 2010 – AUG 2012</text:h>
      <text:h text:style-name="P7" text:outline-level="3"><text:span text:style-name="T29">Truven Health Analytics, Chicago, IL</text:span><text:span text:style-name="T39"> – </text:span><text:span text:style-name="T32">Senior Software Engineer</text:span></text:h>
      <text:list xml:id="list629606699" text:style-name="WW8Num6">
        <text:list-item>
          <text:p text:style-name="P43"><text:span text:style-name="T6">Developed hosted </text:span><text:span text:style-name="T11">enterprise </text:span><text:span text:style-name="T6">web applications </text:span><text:span text:style-name="T25">CareDiscovery</text:span><text:span text:style-name="T6"> and </text:span><text:span text:style-name="T25">IntegrationDiscovery</text:span><text:span text:style-name="T6">, Business Intelligence and data mining tools for a 4 TB Oracle OLAP Data Warehouse of Hospital Billing data</text:span></text:p>
        </text:list-item>
        <text:list-item>
          <text:p text:style-name="P58"><text:span text:style-name="T11">Tools: </text:span><text:span text:style-name="T6">J2EE, Java 1.4 &amp; 6 Servlets, IBM Websphere Portal 5, Tomcat 6, Glassfish, JSP, jQuery </text:span><text:span text:style-name="T11">and ES5 core </text:span><text:span text:style-name="T6">Javascript, PL/SQL stored procedures</text:span></text:p>
        </text:list-item>
      </text:list>
      <text:h text:style-name="P13" text:outline-level="2">OCT 2008 – MAR 2010</text:h>
      <text:h text:style-name="P7" text:outline-level="3"><text:span text:style-name="T29">iCrossing, Chicago, IL</text:span><text:span text:style-name="T39"> – </text:span><text:span text:style-name="T32">Senior Software Engineer</text:span></text:h>
      <text:list xml:id="list2424238855" text:style-name="WW8Num7">
        <text:list-item>
          <text:p text:style-name="P44"><text:span text:style-name="T6">Front End Developer for hosted web application </text:span><text:span text:style-name="T25">Merchantize</text:span><text:span text:style-name="T6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54">Tools: <text:s/>Java, Bash, Perl, Cron, Apache POI, Mysql</text:p>
        </text:list-item>
      </text:list>
      <text:h text:style-name="P13" text:outline-level="2">FEB 2008 – OCT 2008</text:h>
      <text:h text:style-name="P7" text:outline-level="3"><text:span text:style-name="T29">Chicago Tribune, Chicago, IL</text:span><text:span text:style-name="T39"> – </text:span><text:span text:style-name="T32">Senior Internet Applications Developer</text:span></text:h>
      <text:list xml:id="list90030768863529" text:continue-numbering="true" text:style-name="WW8Num7">
        <text:list-item>
          <text:p text:style-name="P48"><text:span text:style-name="T6">Developed web software and content management behind </text:span><text:span text:style-name="T69">a nationwide family of Tribune</text:span><text:span text:style-name="T6"> newspaper </text:span><text:span text:style-name="T69">holdings</text:span><text:span text:style-name="T6">, radio and television websites </text:span><text:span text:style-name="T69">in Chicago, Los Angeles, Baltimore and Florida</text:span></text:p>
        </text:list-item>
        <text:list-item>
          <text:p text:style-name="P55">Tools: <text:s/>J2EE, Java 1.5, Java Tag Libraries, Oracle Application Server 10g, Oracle DB 10g, FAST search server, Sun Web server (iPlanet), TopLink 9.0 web services.</text:p>
        </text:list-item>
      </text:list>
      <text:h text:style-name="P16" text:outline-level="1">Education</text:h>
      <text:h text:style-name="P7" text:outline-level="3"><text:span text:style-name="T29">Northwestern University, Evanston, IL</text:span><text:span text:style-name="T41"> – </text:span><text:span text:style-name="T32">PhD Music Theory</text:span></text:h>
      <text:p text:style-name="P4"><text:span text:style-name="T6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45">http://bit.ly/2wUbFZq</text:span></text:span></text:a></text:p>
      <text:h text:style-name="P19" text:outline-level="3"><text:span text:style-name="T29">Eastman School of Music, Rochester, NY</text:span><text:span text:style-name="T41"> – </text:span><text:span text:style-name="T32">MA Music Theory</text:span></text:h>
      <text:p text:style-name="P4"><text:span text:style-name="T6">Analysis techniques on classical and 20th Century music. Formal computer programming studies. Thesis on Edgard Var</text:span><text:span text:style-name="T52">èse: </text:span><text:a xlink:type="simple" xlink:href="https://bit.ly/3bGS1k4" text:style-name="Internet_20_link" text:visited-style-name="Visited_20_Internet_20_Link"><text:span text:style-name="Internet_20_link"><text:span text:style-name="T65">https://bit.ly/3bGS1k4</text:span></text:span></text:a><text:span text:style-name="T52">.</text:span></text:p>
      <text:h text:style-name="P19" text:outline-level="3"><text:span text:style-name="T29">California State University, Los Angeles, CA</text:span><text:span text:style-name="T41"> – </text:span><text:span text:style-name="T32">BM Piano Performance</text:span></text:h>
      <text:p text:style-name="P3">Performed Junior and Senior recitals, placed in competitions, and performed Beethoven concerto with orchestra.</text:p>
      <text:h text:style-name="P18" text:outline-level="1"><text:span text:style-name="T47">Certifications</text:span><text:span text:style-name="T46"> </text:span></text:h>
      <text:p text:style-name="P20">March 2005: Sun Certified Web Component Developer for J2EE 1.4 (SCWCD)</text:p>
      <text:p text:style-name="P12">Apr 2004: Sun Certified Programmer for the Java 2 Platform 1.4 (SCJP)</text:p>
      <text:h text:style-name="P16" text:outline-level="1">References</text:h>
      <text:p text:style-name="P5">Available 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font-variant="normal" fo:text-transform="none" style:text-outline="false" style:text-line-through-style="none" style:text-line-through-type="none" style:font-name="OpenSymbol" fo:font-family="OpenSymbol" style:font-charset="x-symbol" fo:font-style="normal" fo:text-shadow="none" style:text-underline-style="none" fo:font-weight="normal" style:text-blinking="false" fo:background-color="transparent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6in" fo:margin-left="0.6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5-09-10T09:03:31.042863000</meta:creation-date>
    <dc:date>2020-12-18T09:00:29.964096810</dc:date>
    <meta:editing-duration>P31DT4H3M25S</meta:editing-duration>
    <meta:editing-cycles>102</meta:editing-cycles>
    <meta:generator>LibreOffice/7.0.1.2$MacOSX_X86_64 LibreOffice_project/7cbcfc562f6eb6708b5ff7d7397325de9e764452</meta:generator>
    <meta:print-date>2020-12-14T23:10:50.080618304</meta:print-date>
    <dc:description>Blue Acorn June 2020</dc:description>
    <meta:document-statistic meta:table-count="1" meta:image-count="0" meta:object-count="0" meta:page-count="3" meta:paragraph-count="93" meta:word-count="999" meta:character-count="6818" meta:non-whitespace-character-count="5914"/>
  </office:meta>
</office:document-meta>
</file>